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8cm" fo:min-width="1.278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0.847cm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406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12.327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401cm" fo:min-width="1.91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1.659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6cm" svg:height="1.524cm" svg:x="4.429cm" svg:y="4.048cm">
          <text:p text:style-name="P1">Stor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1.905cm" svg:height="1.778cm" svg:x="5.064cm" svg:y="1.254cm">
          <text:p text:style-name="P1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4.064cm" svg:height="1.524cm" svg:x="1.889cm" svg:y="6.334cm">
          <text:p text:style-name="P1">Movie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3.81cm" svg:height="1.524cm" svg:x="6.461cm" svg:y="6.334cm">
          <text:p text:style-name="P1">Book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12.827cm" svg:height="1.905cm" svg:x="2.143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1.651cm" svg:x="2.27cm" svg:y="9.1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13cm" svg:height="1.651cm" svg:x="4.81cm" svg:y="9.12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13cm" svg:height="1.651cm" svg:x="7.35cm" svg:y="9.128cm">
          <text:p text:style-name="P1">-3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2.413cm" svg:height="1.651cm" svg:x="9.89cm" svg:y="9.128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13cm" svg:height="1.651cm" svg:x="12.43cm" svg:y="9.128cm">
          <text:p text:style-name="P1">-1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016cm" svg:y1="3.032cm" svg:x2="6.207cm" svg:y2="4.048cm" draw:start-shape="id1" draw:end-shape="id2" draw:end-glue-point="4" svg:d="M6016 3032c0 763 191 256 191 1016" svg:viewBox="0 0 192 1017">
          <text:p/>
        </draw:connector>
        <draw:connector draw:style-name="gr8" draw:text-style-name="P3" draw:layer="layout" draw:type="curve" svg:x1="7.985cm" svg:y1="5.572cm" svg:x2="8.366cm" svg:y2="6.334cm" draw:start-shape="id2" draw:start-glue-point="8" draw:end-shape="id3" draw:end-glue-point="4" svg:d="M7985 5572c254 0 381 254 381 762" svg:viewBox="0 0 382 763">
          <text:p/>
        </draw:connector>
        <draw:connector draw:style-name="gr8" draw:text-style-name="P3" draw:layer="layout" draw:type="curve" svg:x1="4.429cm" svg:y1="5.572cm" svg:x2="3.921cm" svg:y2="6.334cm" draw:start-shape="id2" draw:start-glue-point="6" draw:end-shape="id4" draw:end-glue-point="4" svg:d="M4429 5572c-339 0-508 254-508 762" svg:viewBox="0 0 509 763">
          <text:p/>
        </draw:connector>
        <draw:connector draw:style-name="gr8" draw:text-style-name="P3" draw:layer="layout" draw:type="curve" svg:x1="8.366cm" svg:y1="7.858cm" svg:x2="8.556cm" svg:y2="9.001cm" draw:start-shape="id3" draw:start-glue-point="7" draw:end-shape="id5" svg:d="M8366 7858c0 858 190 287 190 1143" svg:viewBox="0 0 191 1144">
          <text:p/>
        </draw:connector>
        <draw:custom-shape draw:style-name="gr9" draw:text-style-name="P1" xml:id="id7" draw:id="id7" draw:layer="layout" svg:width="2.159cm" svg:height="0.889cm" svg:x="9.001cm" svg:y="11.541cm">
          <text:p text:style-name="P1">Author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2.159cm" svg:height="0.889cm" svg:x="11.287cm" svg:y="11.541cm">
          <text:p text:style-name="P1">Titl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11.096cm" svg:y1="10.779cm" svg:x2="10.08cm" svg:y2="11.541cm" draw:start-shape="id6" draw:start-glue-point="2" draw:end-shape="id7" draw:end-glue-point="0" svg:d="M11096 10779c0 570-1016 189-1016 762" svg:viewBox="0 0 1017 763">
          <text:p/>
        </draw:connector>
        <draw:connector draw:style-name="gr8" draw:text-style-name="P3" draw:layer="layout" draw:type="curve" svg:x1="11.096cm" svg:y1="10.779cm" svg:x2="12.366cm" svg:y2="11.541cm" draw:start-shape="id6" draw:start-glue-point="2" draw:end-shape="id8" draw:end-glue-point="0" svg:d="M11096 10779c0 570 1270 189 1270 762" svg:viewBox="0 0 1271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1:44:58.761000000</meta:creation-date>
    <dc:date>2016-12-14T17:51:15.722000000</dc:date>
    <meta:editing-duration>PT4H38M38S</meta:editing-duration>
    <meta:editing-cycles>5</meta:editing-cycles>
    <meta:generator>LibreOffice/5.2.3.3$Windows_x86 LibreOffice_project/d54a8868f08a7b39642414cf2c8ef2f228f780cf</meta:generator>
    <meta:document-statistic meta:object-count="18"/>
  </office:meta>
</office:document-meta>
</file>